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Roboto" fo:font-size="12pt" fo:letter-spacing="normal" fo:font-style="normal" fo:font-weight="normal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Roboto" fo:font-size="12pt" fo:letter-spacing="normal" fo:font-style="normal" fo:font-weight="normal"/>
    </style:style>
    <style:style style:name="P3" style:family="paragraph" style:parent-style-name="Text_20_body" style:list-style-name="L1">
      <style:paragraph-properties fo:margin-left="0cm" fo:margin-right="0cm" fo:margin-top="0cm" fo:margin-bottom="0.661cm" loext:contextual-spacing="false" fo:orphans="2" fo:widows="2" fo:text-indent="0cm" style:auto-text-indent="false"/>
      <style:text-properties fo:font-variant="normal" fo:text-transform="none" fo:color="#000000" style:font-name="Roboto" fo:font-size="12pt" fo:letter-spacing="normal" fo:font-style="normal" fo:font-weight="normal"/>
    </style:style>
    <style:style style:name="T1" style:family="text">
      <style:text-properties fo:font-weight="bol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ML 2.0</text:p>
      <text:p text:style-name="P1"/>
      <text:p text:style-name="P2">UML 2.0 моделирует взаимодействие объектов следующими четырьмя различными способами.</text:p>
      <text:list xml:id="list3185389763" text:style-name="L1">
        <text:list-item>
          <text:p text:style-name="P3"><text:span text:style-name="T1">Диаграмма последовательности</text:span> представляет собой зависимый от времени вид взаимодействия между объектами для достижения поведенческой цели системы. Временная последовательность аналогична более ранней версии диаграммы последовательности. Взаимодействие может быть разработано на любом уровне абстракции в рамках проектирования системы, от взаимодействий подсистем до уровня экземпляра.</text:p>
        </text:list-item>
        <text:list-item>
          <text:p text:style-name="P3"><text:span text:style-name="T1">Диаграмма связи</text:span> – это новое имя, добавленное в UML 2.0. Диаграмма связи – это структурное представление обмена сообщениями между объектами, взятое из концепции диаграммы совместной работы UML 1.4 и более ранних версий. Это можно определить как модифицированную версию диаграммы сотрудничества.</text:p>
        </text:list-item>
        <text:list-item>
          <text:p text:style-name="P3"><text:span text:style-name="T1">Диаграмма обзора взаимодействий</text:span> также является новым дополнением в UML 2.0. Диаграмма обзора взаимодействий описывает высокоуровневое представление группы взаимодействий, объединенных в логическую последовательность, включая логику управления потоком для навигации между взаимодействиями.</text:p>
        </text:list-item>
        <text:list-item>
          <text:p text:style-name="P3"><text:span text:style-name="T1">Временная диаграмма</text:span> также добавлена ​​в UML 2.0. Это необязательная диаграмма, предназначенная для указания временных ограничений для сообщений, отправляемых и получаемых в ходе взаимодействия.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3T11:53:30.872008173</meta:creation-date>
    <dc:date>2020-06-03T11:54:17.764642331</dc:date>
    <meta:editing-duration>PT4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6" meta:word-count="148" meta:character-count="1253" meta:non-whitespace-character-count="1111"/>
  </office:meta>
</office:document-meta>
</file>